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text:p>
          </table:table-cell>
          <table:covered-table-cell table:number-columns-repeated="2" table:style-name="ce8"/>
          <table:table-cell table:style-name="ce1" office:value-type="string">
            <text:p>Date</text:p>
          </table:table-cell>
          <table:table-cell table:style-name="ce14" office:value-type="date" office:date-value="2016-04-01" table:number-columns-spanned="3" table:number-rows-spanned="1">
            <text:p>4/1/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03. TokenizingTelNumbs</text:p>
          </table:table-cell>
          <table:covered-table-cell table:number-columns-repeated="2" table:style-name="ce8"/>
          <table:table-cell table:style-name="ce1" office:value-type="string">
            <text:p>Program #</text:p>
          </table:table-cell>
          <table:table-cell table:style-name="ce5" office:value-type="float" office:value="3" table:number-columns-spanned="3" table:number-rows-spanned="1">
            <text:p>3</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345">
            <text:p>345</text:p>
          </table:table-cell>
          <table:table-cell table:style-name="ce13" office:value-type="float" office:value="34">
            <text:p>34</text:p>
          </table:table-cell>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223">
            <text:p>223</text:p>
          </table:table-cell>
          <table:table-cell table:style-name="ce13" office:value-type="float" office:value="20">
            <text:p>20</text:p>
          </table:table-cell>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67">
            <text:p>67</text:p>
          </table:table-cell>
          <table:table-cell table:style-name="ce13" office:value-type="float" office:value="15">
            <text:p>15</text:p>
          </table:table-cell>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office:value-type="float" office:value="180">
            <text:p>180</text:p>
          </table:table-cell>
          <table:table-cell table:style-name="ce11" office:value-type="float" office:value="218">
            <text:p>218</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50">
            <text:p>50</text:p>
          </table:table-cell>
          <table:table-cell table:style-name="ce13" office:value-type="float" office:value="0">
            <text:p>0</text:p>
          </table:table-cell>
          <table:table-cell/>
          <table:table-cell table:style-name="ce11" table:formula="of:=[.E11]+[.F11]" office:value-type="float" office:value="50">
            <text:p>5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247">
            <text:p>247</text:p>
          </table:table-cell>
          <table:table-cell table:style-name="ce11" office:value-type="float" office:value="218">
            <text:p>218</text:p>
          </table:table-cell>
          <table:table-cell/>
          <table:table-cell table:style-name="ce11" table:formula="of:=[.E12]+[.F12]" office:value-type="float" office:value="465">
            <text:p>465</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360">
            <text:p>360</text:p>
          </table:table-cell>
          <table:table-cell table:style-name="ce13" office:value-type="float" office:value="375">
            <text:p>375</text:p>
          </table:table-cell>
          <table:table-cell/>
          <table:table-cell table:style-name="ce11" table:formula="of:=[.E13]+[.F13]" office:value-type="float" office:value="735">
            <text:p>735</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14.7462686567164">
            <text:p>14.7462686567</text:p>
          </table:table-cell>
          <table:table-cell table:style-name="ce11" table:formula="of:=IF([.$E$23]&lt;&gt;0;60*[.F12]/[.$E$23];&quot;-&quot;)" office:value-type="float" office:value="13.0149253731343">
            <text:p>13.0149253731</text:p>
          </table:table-cell>
          <table:table-cell/>
          <table:table-cell table:style-name="ce11" table:formula="of:=IF([.$G$23]&lt;&gt;0;60*[.H12]/[.$G$23];&quot;-&quot;)" office:value-type="float" office:value="21.7120622568093">
            <text:p>21.7120622568</text:p>
          </table:table-cell>
          <table:table-cell/>
          <table:covered-table-cell table:style-name="ce24"/>
          <table:covered-table-cell table:number-columns-repeated="7" table:style-name="ce43"/>
          <table:covered-table-cell table:style-name="ce60"/>
          <table:table-cell table:number-columns-repeated="1006"/>
        </table:table-row>
        <table:table-row table:style-name="ro2">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60">
            <text:p>60</text:p>
          </table:table-cell>
          <table:table-cell table:style-name="ce8" table:formula="of:=75" office:value-type="float" office:value="75">
            <text:p>75</text:p>
          </table:table-cell>
          <table:table-cell table:style-name="ce8" office:value-type="float" office:value="100">
            <text:p>100</text:p>
          </table:table-cell>
          <table:table-cell table:style-name="ce11" table:formula="of:=[.E17]+[.F17]" office:value-type="float" office:value="175">
            <text:p>175</text:p>
          </table:table-cell>
          <table:table-cell table:style-name="ce16" table:formula="of:=IF([.$G$23]&lt;&gt;0;[.G17]/[.$G$23];&quot;-&quot;)" office:value-type="percentage" office:value="0.136186770428016">
            <text:p>14%</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30">
            <text:p>30</text:p>
          </table:table-cell>
          <table:table-cell table:style-name="ce8" table:formula="of:=30*4" office:value-type="float" office:value="120">
            <text:p>120</text:p>
          </table:table-cell>
          <table:table-cell table:style-name="ce8" office:value-type="float" office:value="40">
            <text:p>40</text:p>
          </table:table-cell>
          <table:table-cell table:style-name="ce11" table:formula="of:=[.E18]+[.F18]" office:value-type="float" office:value="160">
            <text:p>160</text:p>
          </table:table-cell>
          <table:table-cell table:style-name="ce16" table:formula="of:=IF([.$G$23]&lt;&gt;0;[.G18]/[.$G$23];&quot;-&quot;)" office:value-type="percentage" office:value="0.124513618677043">
            <text:p>12%</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90">
            <text:p>90</text:p>
          </table:table-cell>
          <table:table-cell table:style-name="ce8" table:formula="of:=720" office:value-type="float" office:value="720">
            <text:p>720</text:p>
          </table:table-cell>
          <table:table-cell table:style-name="ce8" office:value-type="float" office:value="120">
            <text:p>120</text:p>
          </table:table-cell>
          <table:table-cell table:style-name="ce11" table:formula="of:=[.E19]+[.F19]" office:value-type="float" office:value="840">
            <text:p>840</text:p>
          </table:table-cell>
          <table:table-cell table:style-name="ce16" table:formula="of:=IF([.$G$23]&lt;&gt;0;[.G19]/[.$G$23];&quot;-&quot;)" office:value-type="percentage" office:value="0.653696498054475">
            <text:p>65%</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number-columns-repeated="3" table:style-name="ce8" office:value-type="float" office:value="0">
            <text:p>0</text:p>
          </table:table-cell>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office:value-type="float" office:value="20">
            <text:p>20</text:p>
          </table:table-cell>
          <table:table-cell table:style-name="ce8" table:formula="of:=70" office:value-type="float" office:value="70">
            <text:p>70</text:p>
          </table:table-cell>
          <table:table-cell table:style-name="ce8" office:value-type="float" office:value="20">
            <text:p>20</text:p>
          </table:table-cell>
          <table:table-cell table:style-name="ce11" table:formula="of:=[.E21]+[.F21]" office:value-type="float" office:value="90">
            <text:p>90</text:p>
          </table:table-cell>
          <table:table-cell table:style-name="ce16" table:formula="of:=IF([.$G$23]&lt;&gt;0;[.G21]/[.$G$23];&quot;-&quot;)" office:value-type="percentage" office:value="0.0700389105058366">
            <text:p>7%</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20">
            <text:p>20</text:p>
          </table:table-cell>
          <table:table-cell table:style-name="ce8" table:formula="of:=20" office:value-type="float" office:value="20">
            <text:p>20</text:p>
          </table:table-cell>
          <table:table-cell table:style-name="ce8" office:value-type="float" office:value="0">
            <text:p>0</text:p>
          </table:table-cell>
          <table:table-cell table:style-name="ce11" table:formula="of:=[.E22]+[.F22]" office:value-type="float" office:value="20">
            <text:p>20</text:p>
          </table:table-cell>
          <table:table-cell table:style-name="ce16" table:formula="of:=IF([.$G$23]&lt;&gt;0;[.G22]/[.$G$23];&quot;-&quot;)" office:value-type="percentage" office:value="0.0155642023346304">
            <text:p>2%</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220">
            <text:p>220</text:p>
          </table:table-cell>
          <table:table-cell table:style-name="ce11" table:formula="of:=SUM([.E17:.E22])" office:value-type="float" office:value="1005">
            <text:p>1005</text:p>
          </table:table-cell>
          <table:table-cell table:style-name="ce11" table:formula="of:=SUM([.F17:.F22])" office:value-type="float" office:value="280">
            <text:p>280</text:p>
          </table:table-cell>
          <table:table-cell table:style-name="ce11" table:formula="of:=SUM([.G17:.G22])" office:value-type="float" office:value="1285">
            <text:p>1285</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3">
            <text:p>3</text:p>
          </table:table-cell>
          <table:table-cell table:style-name="ce8" office:value-type="float" office:value="0">
            <text:p>0</text:p>
          </table:table-cell>
          <table:table-cell table:style-name="ce11" table:formula="of:=[.E26]+[.F26]" office:value-type="float" office:value="3">
            <text:p>3</text:p>
          </table:table-cell>
          <table:table-cell table:style-name="ce16" table:formula="of:=IF([.$G$32]&lt;&gt;0;[.G26]/[.$G$32];&quot;-&quot;)" office:value-type="percentage" office:value="0.6">
            <text:p>6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2">
            <text:p>2</text:p>
          </table:table-cell>
          <table:table-cell table:style-name="ce8" office:value-type="float" office:value="0">
            <text:p>0</text:p>
          </table:table-cell>
          <table:table-cell table:style-name="ce11" table:formula="of:=[.E27]+[.F27]" office:value-type="float" office:value="2">
            <text:p>2</text:p>
          </table:table-cell>
          <table:table-cell table:style-name="ce16" table:formula="of:=IF([.$G$32]&lt;&gt;0;[.G27]/[.$G$32];&quot;-&quot;)" office:value-type="percentage" office:value="0.4">
            <text:p>4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office:value-type="float" office:value="0">
            <text:p>0</text:p>
          </table:table-cell>
          <table:table-cell table:style-name="ce11" table:formula="of:=[.E28]+[.F28]" office:value-type="float" office:value="0">
            <text:p>0</text:p>
          </table:table-cell>
          <table:table-cell table:style-name="ce16" table:formula="of:=IF([.$G$32]&lt;&gt;0;[.G28]/[.$G$32];&quot;-&quot;)" office:value-type="percentage" office:value="0">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office:value-type="float" office:value="0">
            <text:p>0</text:p>
          </table:table-cell>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office:value-type="float" office:value="0">
            <text:p>0</text:p>
          </table:table-cell>
          <table:table-cell table:style-name="ce11" table:formula="of:=[.E30]+[.F30]" office:value-type="float" office:value="0">
            <text:p>0</text:p>
          </table:table-cell>
          <table:table-cell table:style-name="ce16" table:formula="of:=IF([.$G$32]&lt;&gt;0;[.G30]/[.$G$32];&quot;-&quot;)" office:value-type="percentage" office:value="0">
            <text:p>0%</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Probably spent 16-17 hours undoing and redoing stuff...</text:p>
            <text:p>Perfection is a bad thing to strive for sometimes...</text:p>
            <text:p/>
            <text:p>I started by making my layout, nice and simple. Had all my buttons, and my text boxes, etc..</text:p>
            <text:p/>
            <text:p>When it came time to formatting the layout, I kept getting stuck in the way theise items were being dropped into my </text:p>
            <text:p>layout. I must have changed my design about 2 times before i gave up, and settled to go for a BorderLayout. Grid layout was just unsuccessful</text:p>
            <text:p/>
            <text:p>Once i got my layout to work, I set out to create my test cases for my event handlers. This is what I have working:</text:p>
            <text:p/>
            <text:p><text:tab/>- I can list though my pages, by clicking on the Previous and Next buttons, or changing the index number, you can</text:p>
            <text:p><text:tab/> <text:s/>list the different cars on the database.</text:p>
            <text:p><text:tab/></text:p>
            <text:p><text:tab/>- You can browse all vehicles in the terminal.</text:p>
            <text:p><text:tab/></text:p>
            <text:p><text:tab/>- you can search for any vehicle, any make, any year, any millage on the find section my submitting the info</text:p>
            <text:p><text:tab/><text:tab/>through the JTextBox or the find JButton.</text:p>
            <text:p><text:tab/><text:tab/></text:p>
            <text:p>What's Missing</text:p>
            <text:p><text:tab/>- Actual readout to a linked SQL database. Just Could not do it...</text:p>
            <text:p><text:tab/></text:p>
            <text:p><text:tab/>- input of a new item to the database (in my case, the existing array's that hold info)</text:p>
            <text:p><text:tab/></text:p>
            <text:p><text:tab/>- Deleting the items from the database (Partial started)</text:p>
            <text:p/>
            <text:p>Each of the event handlers were created to simply start making test cases for each. I know i could finish them if i had more time.</text:p>
            <text:p>I got too hung up on the layout of the project that i did not allocate enough time to make my test cases which are not all that difficult to implement.</text:p>
            <text:p/>
            <text:p><text:tab/>I would simply null all the deleted data, and move down data higher up in the array down one value, thus simply shifting the data down.</text:p>
            <text:p><text:tab/>For adding data, i would do the same, but in reverse, and instead of null, i would add the data that was imputed into the JTextBoxes for each represented value.</text:p>
            <text:p><text:tab/></text:p>
            <text:p>All in all, good assignment, just got hung up on the design.</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5">
            <text:p>5</text:p>
          </table:table-cell>
          <table:table-cell table:style-name="ce11" table:formula="of:=SUM([.F26:.F31])" office:value-type="float" office:value="0">
            <text:p>0</text:p>
          </table:table-cell>
          <table:table-cell table:style-name="ce11" table:formula="of:=SUM([.G26:.G31])" office:value-type="float" office:value="5">
            <text:p>5</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3">
            <text:p>3</text:p>
          </table:table-cell>
          <table:table-cell table:style-name="ce8" office:value-type="float" office:value="0">
            <text:p>0</text:p>
          </table:table-cell>
          <table:table-cell table:style-name="ce11" table:formula="of:=[.E35]+[.F35]" office:value-type="float" office:value="3">
            <text:p>3</text:p>
          </table:table-cell>
          <table:table-cell table:style-name="ce16" table:formula="of:=IF([.$G$41]&lt;&gt;0;[.G35]/[.$G$41];&quot;-&quot;)" office:value-type="percentage" office:value="0.125">
            <text:p>13%</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20">
            <text:p>20</text:p>
          </table:table-cell>
          <table:table-cell table:style-name="ce8" office:value-type="float" office:value="1">
            <text:p>1</text:p>
          </table:table-cell>
          <table:table-cell table:style-name="ce11" table:formula="of:=[.E36]+[.F36]" office:value-type="float" office:value="21">
            <text:p>21</text:p>
          </table:table-cell>
          <table:table-cell table:style-name="ce16" table:formula="of:=IF([.$G$41]&lt;&gt;0;[.G36]/[.$G$41];&quot;-&quot;)" office:value-type="percentage" office:value="0.875">
            <text:p>88%</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office:value-type="float" office:value="0">
            <text:p>0</text:p>
          </table:table-cell>
          <table:table-cell table:style-name="ce11" table:formula="of:=[.E37]+[.F37]" office:value-type="float" office:value="0">
            <text:p>0</text:p>
          </table:table-cell>
          <table:table-cell table:style-name="ce16" table:formula="of:=IF([.$G$41]&lt;&gt;0;[.G37]/[.$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office:value-type="float" office:value="0">
            <text:p>0</text:p>
          </table:table-cell>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office:value-type="float" office:value="0">
            <text:p>0</text:p>
          </table:table-cell>
          <table:table-cell table:style-name="ce11" table:formula="of:=[.E39]+[.F39]" office:value-type="float" office:value="0">
            <text:p>0</text:p>
          </table:table-cell>
          <table:table-cell table:style-name="ce16" table:formula="of:=IF([.$G$41]&lt;&gt;0;[.G39]/[.$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40]+[.F40]" office:value-type="float" office:value="0">
            <text:p>0</text:p>
          </table:table-cell>
          <table:table-cell table:style-name="ce16" table:formula="of:=IF([.$G$41]&lt;&gt;0;[.G40]/[.$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23">
            <text:p>23</text:p>
          </table:table-cell>
          <table:table-cell table:style-name="ce11" table:formula="of:=SUM([.F35:.F40])" office:value-type="float" office:value="1">
            <text:p>1</text:p>
          </table:table-cell>
          <table:table-cell table:style-name="ce11" table:formula="of:=SUM([.G35:.G40])" office:value-type="float" office:value="24">
            <text:p>24</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18">
            <text:p>-18</text:p>
          </table:table-cell>
          <table:table-cell table:style-name="ce11" table:formula="of:=[.F32]-[.F41]" office:value-type="float" office:value="-1">
            <text:p>-1</text:p>
          </table:table-cell>
          <table:table-cell table:style-name="ce11" table:formula="of:=[.G32]-[.G41]" office:value-type="float" office:value="-19">
            <text:p>-19</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2">
          <table:table-cell table:number-columns-repeated="9"/>
          <table:table-cell table:style-name="ce35" office:value-type="string" table:number-columns-spanned="3" table:number-rows-spanned="1">
            <text:p>Mauricio S. Perez</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6/08/2016</text:date>, <text:time>21:55:2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1:55:26.36</dc:date>
    <dc:creator>Mauricio S. Perez</dc:creator>
    <meta:generator>OpenOffice/4.1.2$Win32 OpenOffice.org_project/412m3$Build-9782</meta:generator>
    <meta:editing-duration>PT38M4S</meta:editing-duration>
    <meta:editing-cycles>6</meta:editing-cycles>
    <meta:document-statistic meta:table-count="1" meta:cell-count="202" meta:object-count="0"/>
  </office:meta>
</office:document-meta>
</file>